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0d9" officeooo:paragraph-rsid="000c90d9"/>
    </style:style>
    <style:style style:name="P2" style:family="paragraph" style:parent-style-name="Standard">
      <style:paragraph-properties fo:text-align="center" style:justify-single-word="false"/>
      <style:text-properties officeooo:rsid="000c90d9" officeooo:paragraph-rsid="000c90d9"/>
    </style:style>
    <style:style style:name="P3" style:family="paragraph" style:parent-style-name="Standard" style:list-style-name="L2">
      <style:text-properties officeooo:rsid="000c90d9" officeooo:paragraph-rsid="000c90d9"/>
    </style:style>
    <style:style style:name="P4" style:family="paragraph" style:parent-style-name="Standard" style:list-style-name="L2">
      <style:text-properties fo:font-style="italic" officeooo:rsid="000c90d9" officeooo:paragraph-rsid="000c90d9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3 Tests</text:p>
      <text:p text:style-name="P1"/>
      <text:p text:style-name="P1">Explorer</text:p>
      <text:list xml:id="list4837161822122057388" text:style-name="L2">
        <text:list-item>
          <text:p text:style-name="P3">move(int key)</text:p>
          <text:list>
            <text:list-item>
              <text:p text:style-name="P3">“Look up the values of the named constants for the non-numpad and numpad arrow keyes”</text:p>
            </text:list-item>
            <text:list-item>
              <text:p text:style-name="P3">“If NOT an arrow key, do nothing”</text:p>
            </text:list-item>
            <text:list-item>
              <text:p text:style-name="P4">check if arrow key is press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nelle </meta:initial-creator>
    <meta:creation-date>2016-04-24T23:10:41.394261974</meta:creation-date>
    <dc:date>2016-04-24T23:13:37.767038199</dc:date>
    <dc:creator>Chanelle </dc:creator>
    <meta:editing-duration>PT2M56S</meta:editing-duration>
    <meta:editing-cycles>1</meta:editing-cycles>
    <meta:document-statistic meta:table-count="0" meta:image-count="0" meta:object-count="0" meta:page-count="1" meta:paragraph-count="6" meta:word-count="38" meta:character-count="187" meta:non-whitespace-character-count="159"/>
    <meta:generator>LibreOffice/5.0.3.2$Linux_X86_64 LibreOffice_project/00m0$Build-2</meta:generator>
  </office:meta>
</office:document-meta>
</file>